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875367493696">
          <table:table-cell table:style-name="Table1.A1" office:value-type="string">
            <text:p text:style-name="Table_20_Contents">Citrix offers such a solution, known as <text:span text:style-name="Strong_20_Emphasis">XenServer</text:span>, which utilizes the popular <text:span text:style-name="Strong_20_Emphasis">Linux Xen hypervisor</text:span>. The Xen hypervisor is referred to as a “<text:span text:style-name="Strong_20_Emphasis">bare-metal hypervisor</text:span>” meaning that it is installed to the physical server and acts as a resource manager for all of the virtualized server instances that will be run on top of Xen.</text:p>
          </table:table-cell>
        </table:table-row>
        <table:table-row table:style-name="TableLine94875367493696">
          <table:table-cell table:style-name="Table1.A2" office:value-type="string">
            <text:p text:style-name="Table_20_Contents"/>
          </table:table-cell>
        </table:table-row>
        <table:table-row table:style-name="TableLine94875367493696">
          <table:table-cell table:style-name="Table1.A2" office:value-type="string">
            <text:p text:style-name="Table_20_Contents"/>
          </table:table-cell>
        </table:table-row>
        <table:table-row table:style-name="TableLine94875367493696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6:06:07.826789700</meta:creation-date>
    <meta:generator>LibreOffice/6.4.7.2$Linux_X86_64 LibreOffice_project/40$Build-2</meta:generator>
    <dc:date>2022-03-03T17:15:22.058102217</dc:date>
    <meta:editing-duration>PT58M40S</meta:editing-duration>
    <meta:editing-cycles>1</meta:editing-cycles>
    <meta:document-statistic meta:table-count="1" meta:image-count="0" meta:object-count="0" meta:page-count="1" meta:paragraph-count="1" meta:word-count="55" meta:character-count="321" meta:non-whitespace-character-count="267"/>
  </office:meta>
</office:document-meta>
</file>